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
      <style:text-properties officeooo:paragraph-rsid="001f0c3f"/>
    </style:style>
    <style:style style:name="P2" style:family="paragraph" style:parent-style-name="paragraph_5f_first">
      <style:text-properties officeooo:paragraph-rsid="001f0c3f"/>
    </style:style>
    <style:style style:name="P3" style:family="paragraph" style:parent-style-name="chapter_5f_heading">
      <style:text-properties officeooo:rsid="001f0c3f" officeooo:paragraph-rsid="001f0c3f"/>
    </style:style>
    <style:style style:name="T1" style:family="text">
      <style:text-properties officeooo:rsid="001f0c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essbooks</text:p>
      <text:p text:style-name="P2"><text:a xlink:type="simple" xlink:href="https://github.com/pressbooks/pressbooks"><text:span text:style-name="T1">Pressbooks</text:span></text:a><text:span text:style-name="T1"> modifiziert </text:span><text:a xlink:type="simple" xlink:href="https://wordpress.org/"><text:span text:style-name="T1">WordPress</text:span></text:a><text:span text:style-name="T1"> mithilfe des Plugin-Mechanismus mit dem Ergebnis einer Buchproduktions-Suite. Leider ist die Software unter der </text:span><text:a xlink:type="simple" xlink:href="https://www.gnu.org/licenses/gpl-2.0.html"><text:span text:style-name="T1">GNU General Public License 2</text:span></text:a><text:span text:style-name="T1"> lizenziert, wohl, weil der WordPress-Code und das Plugin-Directory dies verlangen, während die Lizenz unbrauchbar ist für Code, der </text:span><text:a xlink:type="simple" xlink:href="https://www.gnu.org/licenses/why-affero-gpl.de.html"><text:span text:style-name="T1">auf Servern ausgeführt wird</text:span></text:a><text:span text:style-name="T1">. Außerdem ist es abhängig von proprietärer Software, namentlich PrinceXML zum Generieren von PDF-Dateien und Amazon KindleGen zum Generieren von MOBI-Dateien, wobei das MOBI-Format ein proprietäres Format ist.</text:span></text:p>
      <text:p text:style-name="P1"><text:span text:style-name="T1">Der Initiator </text:span><text:a xlink:type="simple" xlink:href="http://hughmcguire.net/"><text:span text:style-name="T1">Hugh McGuire</text:span></text:a><text:span text:style-name="T1"> hat mehrere Vorträge darüber gehalten: zur </text:span><text:a xlink:type="simple" xlink:href="https://www.youtube.com/watch?v=tdWTzlOWb9s"><text:span text:style-name="T1">Books-in-Browsers-Konferenz 2011</text:span></text:a><text:span text:style-name="T1"> mutmaßte er, dass Amazon mehr oder weniger zum EPUB-Standard übergehen würde, was nicht gerade wahrscheinlich ist, weil die einzigste Existenzberechtigung für das MOBI-Format darin besteht, einen </text:span><text:a xlink:type="simple" xlink:href="https://de.wikipedia.org/wiki/Lock-in-Effekt"><text:span text:style-name="T1">Lock-in-Effekt</text:span></text:a><text:span text:style-name="T1"> hervorzurufen, indem Amazon das Format jederzeit ändern und die Firmware in den Geräten automatisch oder per Zwang aktualisieren kann (in seinem Vortrag auf der </text:span><text:a xlink:type="simple" xlink:href="https://www.youtube.com/watch?v=MsPRTnGADKY"><text:span text:style-name="T1">Books-in-Browsers-Konferenz 2014</text:span></text:a><text:span text:style-name="T1"> erkennt er die Folgen solcher Silo-Bildung an), während Amazon gleichzeitig EPUB-Dateien als Eingabeformat für ihre Plattform entgegennimmt und in MOBI intern HTML5-Technologie einsetzt. Ab </text:span><text:a xlink:type="simple" xlink:href="https://www.youtube.com/watch?v=tdWTzlOWb9s&amp;t=9m05s"><text:span text:style-name="T1">9:05</text:span></text:a><text:span text:style-name="T1"> beschreibt er eine der größeren Schwierigkeiten der traditionellen Verlage, die darin besteht, separate Workflows für die verschiedenen Zielformate zu betreiben, was letztendlich die Produktionskosten erhöht ohne vernünftigen Grund außer der Gleichgültigkeit gegenüber technischen Zusammenhängen. Um </text:span><text:a xlink:type="simple" xlink:href="https://www.youtube.com/watch?v=tdWTzlOWb9s&amp;t=17m04s"><text:span text:style-name="T1">17:04</text:span></text:a><text:span text:style-name="T1"> beantwortete er eine Frage, in welcher es darum ging, wie klassische Verlage zu XML-First-Workflows wechseln sollten, während deren alte Workflows vorhanden sind und sie kein Geld dafür ausgeben möchten, am Ende lediglich zu Ergebnissen zu gelangen, die sich nicht großartig von den bisherigen Ergebnissen der alten Workflows unterscheiden. In der ehemaligen Print-Welt hat manueller DTP-Handsatz Sinn gemacht, weil keine andere Verwendungsmöglichkeit außer dem Druck vorhanden war. Mit dem Druck, dem Web und E-Books würde man es sich sparen wollen, zwei zusätzliche, eigenständige Workflows dafür aufsetzen zu müssen, und es sind ja auch noch weitere Nutzungen denkbar wie zum Beispiel in Datenbanken und so weiter. Wenn die Quelldateien formatagnostisch vorliegen (was der Fall wäre mit semantischem XML/XHTML), ist es vergleichsweise einfach und kostengünstig, beliebige Ausgabe-Formate daraus zu erzeugen, die in der Zukunft noch aufkommen sollten.</text:span></text:p>
      <text:p text:style-name="P1"><text:span text:style-name="T1">Auf der </text:span><text:a xlink:type="simple" xlink:href="https://www.youtube.com/watch?v=slDxutb0vxo"><text:span text:style-name="T1">Books-in-Browsers-Konferenz 2012</text:span></text:a><text:span text:style-name="T1"> von </text:span><text:a xlink:type="simple" xlink:href="https://www.youtube.com/watch?v=slDxutb0vxo&amp;t=4m48"><text:span text:style-name="T1">4:48</text:span></text:a><text:span text:style-name="T1"> an vergleicht er Offline-Webbooks mit Online-Webbooks, erstere missverständlicherweise „E-Books“ nennend, wobei E-Books schließlich auch Webbooks sind, beide Begriffe austauschbar sind und sich nur im Grad der Konnektivität voneinander unterscheiden. Jedes E-Book kann irgendwo hochgeladen werden, um ein Webbook zu werden, und jedes Webbook (eine Webseite) kann zu einem E-Book verpackt werden zwecks Offline-Lesung oder um zu einem anderen Ort im Web transferiert zu werden. Wenn Copy &amp; Paste nicht möglich ist bei einem Gerät oder in einer Software, dann nur, weil diese Funktion nicht eingebaut wurde. Es gibt keinen Grund, warum sie nicht eingebaut sein sollte. Er gab außerdem bekannt, dass die Pressbooks-Software unter freier Lizenz veröffentlicht werden würde (</text:span><text:a xlink:type="simple" xlink:href="https://www.youtube.com/watch?v=slDxutb0vxo&amp;t=16m29"><text:span text:style-name="T1">16:29</text:span></text:a><text:span text:style-name="T1">).</text:span></text:p>
      <text:p text:style-name="P1"><text:span text:style-name="T1">Auf der </text:span><text:a xlink:type="simple" xlink:href="https://www.youtube.com/watch?v=ZyVTQ-N16N4&amp;t=28m36"><text:span text:style-name="T1">Books-in-Browsers-Konferenz 2013</text:span></text:a><text:span text:style-name="T1"> hat er über technische Details beim automatischen Erzeugen eines Print-Layouts gesprochen, konkret bezogen auf CSS zwecks Print-Layoutgestaltu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keyword" style:family="text">
      <style:text-properties fo:font-weight="bold" style:font-size-asian="10.5pt"/>
    </style:style>
    <style:style style:name="emphasis" style:family="text">
      <style:text-properties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3-15T15:14:04</meta:creation-date>
    <meta:generator>OpenOffice.org/3.2$Linux OpenOffice.org_project/320m19$Build-9505</meta:generator>
    <meta:editing-duration>PT00H07M54S</meta:editing-duration>
    <meta:editing-cycles>3</meta:editing-cycles>
    <meta:initial-creator>Stephan Kreutzer</meta:initial-creator>
    <dc:date>2015-03-15T15:23:28</dc:date>
    <dc:creator>Stephan Kreutzer</dc:creator>
    <meta:document-statistic meta:table-count="0" meta:image-count="0" meta:object-count="0" meta:page-count="1" meta:paragraph-count="5" meta:word-count="470" meta:character-count="3528"/>
  </office:meta>
</office:document-meta>
</file>